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2025-03-1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2024-03-2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2023-03-07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2022-03-15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2021-03-09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2020-03-04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2019-03-18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2018-03-06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2017-03-13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2016-03-01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2015-03-10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2014-03-05 0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2013-03-1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2012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2011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2010-03-0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200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200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2007-03-07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2006-03-21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200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200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2003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200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2001-03-0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2000-03-07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99-03-09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98-03-1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97-03-0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96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9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9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9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9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8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88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87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8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8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8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8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8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82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81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8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7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78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7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7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7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7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73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72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7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7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6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68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6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66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6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6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64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63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248112235901</text:p>
          </table:table-cell>
          <table:table-cell office:value-type="string" calcext:value-type="string">
            <text:p>(C-20- 5)27bda- 1</text:p>
          </table:table-cell>
          <table:table-cell office:value-type="string" calcext:value-type="string">
            <text:p>1962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